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
      <text:p text:style-name="Standard">Joseph Stalin, 1943, “the most important things in the war are machines,” The US was a country of <text:s/>machines....he saw the assistance the US provided to Soviet Union as an advantage, to win against germany/nazis. American machines + russian men = a great force. </text:p>
      <text:p text:style-name="Standard"/>
      <text:p text:style-name="Standard"/>
      <text:p text:style-name="Standard"/>
      <text:p text:style-name="Standard"/>
      <text:p text:style-name="Standard"/>
      <text:p text:style-name="Standard"/>
      <text:p text:style-name="Standard"/>
      <text:p text:style-name="Standard">In 1937 as the Depression lightened, the US manufactured almost 5m automobiles.</text:p>
      <text:p text:style-name="Standard">Germany made only 331k, japan made 26k</text:p>
      <text:p text:style-name="Standard">1938 natl income of US is more than germany, italy &amp; japan combined and doubled</text:p>
      <text:p text:style-name="Standard">no one can compete with our machines. </text:p>
      <text:p text:style-name="Standard">No other country has ever fought and won a 2 front war except for us, in all of history (europe &amp; japan)</text:p>
      <text:p text:style-name="Standard">america, in terms of production, could not be beat by anyone.</text:p>
      <text:p text:style-name="Standard"/>
      <text:p text:style-name="Standard">Battle of Midway</text:p>
      <text:p text:style-name="Standard">(Midway is an island, in the middle of nowhere, literally just a landing strip)</text:p>
      <text:p text:style-name="Standard">we set the trap ( see previous notes) </text:p>
      <text:p text:style-name="Standard">japan realizes they need to change their planes from land-bombing equipment to naval vessel attack bombs, we need to knock out american aircraft carriers... while they were doing that 37 planes in a “lost” squadron of american dive bomber planes, appear and sink 3 of the 4 japanese aircraft carriers.</text:p>
      <text:p text:style-name="Standard">“within 5 minutes, the course of the war had changed”</text:p>
      <text:p text:style-name="Standard"/>
      <text:p text:style-name="Standard">perhaps one of the greatest mistakes a president has made... by executive order... Roosevelt Feb 1942 (before victory at Midway) ordering the military rounding up and relocation <text:s/>of japanese immigrants and their american born children... internment camps to keep them away from military secrets and production..afraid of spies “relocated” to interior areas, forced to sell their homes, farms, businesses... often had to sell cheap... (1988 Reagan issued apology to japanese people)</text:p>
      <text:p text:style-name="Standard">Japanese internment camps</text:p>
      <text:p text:style-name="Standard">…</text:p>
      <text:p text:style-name="Standard">Korematsu vs. United States 1944</text:p>
      <text:p text:style-name="Standard">Japanese citizen challenging this policy of internment</text:p>
      <text:p text:style-name="Standard">In a 6:3 decision the US supreme court declared in the case of national emergency, in the interest of national security, <text:s/>you can break the constitution.</text:p>
      <text:p text:style-name="Standard">Why weren't italian americans interred? Or german americans? Why japanese? Because japanese weren't white.. .could not be trusted. Japanese were also driven... win or die trying... getting captured was dishonorable, etc.... they were different in their war “mindset”</text:p>
      <text:p text:style-name="Standard"/>
      <text:p text:style-name="Standard">(images he uploads will be important!)</text:p>
      <text:p text:style-name="Standard">rosie the riveter … empowering women</text:p>
      <text:p text:style-name="Standard">Willow Run is a huge manufacturing center, manufactures airplanes. </text:p>
      <text:p text:style-name="Standard">Main building 67 acres! Assembly line a mile long! <text:s/>When plane done, it gets flown to where it's going. Huge room with beds for people to sleep, long long days if you have to fly planes out to where they are <text:soft-page-break/>made for. </text:p>
      <text:p text:style-name="Standard"/>
      <text:p text:style-name="Standard">…</text:p>
      <text:p text:style-name="Standard">Enormous manufacturing center in Willowrun</text:p>
      <text:p text:style-name="Standard">Famous wartime industrial site</text:p>
      <text:p text:style-name="Standard">Main building enclosed 67 acres of land</text:p>
      <text:p text:style-name="Standard">(<text:time style:data-style-name="N42" text:time-value="2018-04-11T14:40:35.76" text:fixed="true">02:40 PM</text:time> notes)</text:p>
      <text:p text:style-name="Standard"><text:s/>the “tail” of a military force... the number of support staff who are behind the frontline soldier. (people loading supplies, medical attention, cooking meals) 16 people deep, for a soldier in the Pacific Ocean. 4 tons of goods per soldier (weapons, clothes, food, smokes, helmets, etc etc) no other countries had these advantages. </text:p>
      <text:p text:style-name="Standard">We also had best medical treatment, medicines. Only 1 in 10 wounded soldiers died. </text:p>
      <text:p text:style-name="Standard">Even soldiers in European part of war had advantages like this.</text:p>
      <text:p text:style-name="Standard">We had created fake “secret” army to trick germans. </text:p>
      <text:p text:style-name="Standard"/>
      <text:p text:style-name="Standard">Soldiers were supported by 12,000 allied aircrafts vs 170 for germans</text:p>
      <text:p text:style-name="Standard">Once Normandy beaches were under allied control...</text:p>
      <text:p text:style-name="Standard">In the first month over 500k soldiers had been landed 77 thousand vehicles and the American British and Canadian troops were landing 22 thousand of tons of supplies every day.</text:p>
      <text:p text:style-name="Standard"/>
      <text:p text:style-name="Standard">Back home, had to ration some stuff, 1942, first priority is to make stuff for soldiers/war stuff. Soldiers needs come before the civilians. But wages went up 70% for civilians during the war. People made more money than before. </text:p>
      <text:p text:style-name="Standard">By the time the war ended 1945, the US possessed 2/3 of all gold reserves in the world, half of the worlds shipping capacity, and 65% of the worlds manufacturing capacity. </text:p>
      <text:p text:style-name="Standard">Per capita income annually in 1949 was $1450... next closest for another country was $900.</text:p>
      <text:p text:style-name="Standard"><text:s/></text:p>
      <text:p text:style-name="Standard">(<text:time style:data-style-name="N42" text:time-value="2018-04-11T14:46:50.67" text:fixed="true">02:46 PM</text:time> no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4/11/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11T14:03:22.42</meta:creation-date>
    <dc:date>2018-05-10T13:34:19.47</dc:date>
    <dc:creator>Timothy Cayer</dc:creator>
    <meta:editing-duration>PT1H59M24S</meta:editing-duration>
    <meta:editing-cycles>18</meta:editing-cycles>
    <meta:generator>OpenOffice/4.1.3$Win32 OpenOffice.org_project/413m1$Build-9783</meta:generator>
    <meta:document-statistic meta:table-count="0" meta:image-count="0" meta:object-count="0" meta:page-count="2" meta:paragraph-count="42" meta:word-count="667" meta:character-count="4012"/>
  </office:meta>
</office:document-meta>
</file>